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5"/>
    <style:style style:name="P2" style:family="paragraph" style:parent-style-name="Standard" style:list-style-name="L6"/>
    <style:style style:name="P3" style:family="paragraph" style:parent-style-name="Standard">
      <style:text-properties officeooo:rsid="000c1bcc" officeooo:paragraph-rsid="000c1bcc"/>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c1bcc"/>
    </style:style>
    <style:style style:name="T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Deckblatt</text:p>
      <text:p text:style-name="Standard">Deckblatt</text:p>
      <text:p text:style-name="Standard">Thema: Kryptographie</text:p>
      <text:p text:style-name="Standard">Ort: Trittau</text:p>
      <text:p text:style-name="Standard">Zeitraum: kp</text:p>
      <text:p text:style-name="Standard">Teammitglieder: Paul, mikro,jan thore fabi henrik.</text:p>
      <text:p text:style-name="Standard"/>
      <text:p text:style-name="Standard">B Einführung</text:p>
      <text:p text:style-name="Standard">kurzüberblick: Ziel dieses Projektes ist es, ein Programm selber zu schreiben, welches in der Lage ist, die gängisten modernen Verschlüsselungsverfahren durchzuführen. Hierfür muss sowohl die Funktionsweise verstanden werden, diese programmiertechnisch umsetzen und mit einer selbstgestalteten Benutzeroberfläche zu verknüpfen. Ein weiteres Ziel des ist es, die Kryptographie in die Schule zu "bringen" und somit auf die Aktualität hinzuweisen.</text:p>
      <text:p text:style-name="Standard">Schwerpunkt: Mathematik und Programmierung. Begründung: Mathematische/Informatisches Intresse mit relevantem Thema verknüpft.</text:p>
      <text:p text:style-name="Standard"/>
      <text:p text:style-name="Standard">C Prozess</text:p>
      <text:p text:style-name="Standard">1)Material: Arbeit rein am PC </text:p>
      <text:p text:style-name="Standard">2)Materialauswahl:</text:p>
      <text:p text:style-name="Standard">da wir keine direkten Materialien verwendet haben, nennen wir hier die Programme und Infrastrukturen die wir verwendet haben:</text:p>
      <text:p text:style-name="Standard">Backend: <text:span text:style-name="T1">#Scripte #Verschlüsselung #Erklären?</text:span></text:p>
      <text:p text:style-name="Standard">Python als sprache(grund einfügen, schnell, gut zu verstehen, <text:span text:style-name="T1">leicht lesbar, </text:span>gut auf mathematik anwendbar(gut mit öberfläche zu verknüpfen?)(hier ggf noch abwägen gegen andere mgl)#koschtenlos</text:p>
      <text:p text:style-name="Standard">Sublime Text als editor( grund: übersichtlich, omnikompatibel, viele Funktionen <text:span text:style-name="T1">für Entwickler</text:span>)</text:p>
      <text:p text:style-name="Standard"/>
      <text:p text:style-name="Standard">Gui: <text:span text:style-name="T1">#Graphical User Interface</text:span></text:p>
      <text:p text:style-name="Standard">(jan, mirko)</text:p>
      <text:p text:style-name="Standard"/>
      <text:p text:style-name="Standard">Infrastruktur</text:p>
      <text:p text:style-name="P3">Git: Das mit Abstand verbreitetste SCM (Source Control Managment), welches in nahezu allen Unternehmen zum Einsatz kommt und Erfahrungen im Umgang mit diesem daher von Vorteil sein können. Git ist frei verfügbar.</text:p>
      <text:p text:style-name="Standard">Github( <text:span text:style-name="T1">Marktführende Plattform für das Hosten von git-Projekten, </text:span>code überall und für alle gruppenmitglieder verfügbar, einfache <text:span text:style-name="T1">verwendung</text:span> <text:span text:style-name="T1">durch einen zungänglich gestalteten Desktop-Client, kostenlos für frei verfügbare Projekte</text:span>)</text:p>
      <text:p text:style-name="Standard">Redmine ( <text:span text:style-name="T1">Ticketsystem,</text:span> Planung, struktur+übersicht, fortschritt, zeitplanung, absprache innerhalb der gruppe, <text:span text:style-name="T1">Entscheidung für Redmine fiel aus pragmatischen Gründen - es war schon vorhanden. #Open Source #Kostenlos</text:span>)(lehrer mal angucken?)</text:p>
      <text:p text:style-name="Standard">3/5)Anmerkungen zum arbeitsprozess (beides zs?)</text:p>
      <text:p text:style-name="Standard">Arbeit in Teilgruppen aufgeteilt. Zwei Leute GUI, Rest Backend, dadrin nochmal gespalten.</text:p>
      <text:p text:style-name="Standard">Durch kleine Gruppen sehr dynamisches und schnelles arbeiten möglich.</text:p>
      <text:p text:style-name="P3">#Gruppenfazite?</text:p>
      <text:p text:style-name="Standard">4)(hier kommetar zur eigenen) sonst eig alles erreicht.(hier twofish raus und so oder eher woanders?). Präsi ergänzt</text:p>
      <text:p text:style-name="Standard">D Arbeitsergebnisse:</text:p>
      <text:list xml:id="list6552714318226043001" text:style-name="L5">
        <text:list-item>
          <text:p text:style-name="P1">Ergebnisse: - Programme(Backend+GUI)</text:p>
          <text:list>
            <text:list-item>
              <text:list>
                <text:list-item>
                  <text:list>
                    <text:list-header>
                      <text:p text:style-name="P1"><text:s/>- Mappe(Produktschrift)</text:p>
                      <text:p text:style-name="P1"><text:s/>- Präsi zur erläuterung</text:p>
                    </text:list-header>
                  </text:list>
                </text:list-item>
              </text:list>
            </text:list-item>
          </text:list>
        </text:list-item>
      </text:list>
      <text:p text:style-name="Standard">2)</text:p>
      <text:p text:style-name="Standard">Programm:</text:p>
      <text:p text:style-name="Standard"><text:soft-page-break/>Bei dem Programm handelt es sich um eine Oberfläche, in die ein Text eigegeben werden kann. Dieser ruft dann, je nach gewählter Verschlüsselung auf die jeweiligen Skripte auf, die die eig. Verschlüsselung durchführen. Der Verschlüsselte Text wird wieder ausgegeben.</text:p>
      <text:p text:style-name="Standard">Im Backend werden bei<text:span text:style-name="T1">m ei gentlichen</text:span> AES alle einzelnen Schritte ko<text:span text:style-name="T1">r</text:span>rekt durchgeführt. Bei der Vorbereitung des Textes, damit er verschlüsselt werden kann, wurde auf Teilschritte <text:span text:style-name="T1">v</text:span>erzichtet, da diese nicht zu leisten sind.(# cbc,<text:span text:style-name="T1">#formatierung</text:span>) <text:span text:style-name="T1">oder es keine klar ersichtliche Spezifikation vorhanden ist</text:span>.<office:annotation><dc:creator>Unbekannter Autor</dc:creator><dc:date>2015-05-07T11:27:15.575000000</dc:date><text:list text:style-name=""><text:list-item><text:p text:style-name="P4"><text:span text:style-name="T2">Hier erwähnen, dass versucht wurde sie aus bekannten Implementierungen zu erschließen?</text:span></text:p></text:list-item></text:list></office:annotation><text:span text:style-name="T1"> </text:span><text:s/>Die <text:span text:style-name="T1">Schlüssel</text:span>generierung für AES wurde nicht selber geschrieben, da dies weder <text:span text:style-name="T1">Z</text:span>iel des Projektes war, noch innerhalb dieses Ra<text:span text:style-name="T1">h</text:span>mens möglich wäre. <text:span text:style-name="T1">Statt dessen wurde auf eine fertige Pythonimplementierung des SHA3 zurückgegriffen.</text:span><text:span text:style-name="T1"><office:annotation><dc:creator>Unbekannter Autor</dc:creator><dc:date>2015-05-07T11:28:44.844000000</dc:date><text:list text:continue-numbering="true" text:style-name=""><text:list-item><text:p text:style-name="P4"><text:span text:style-name="T2">SHA erklären?</text:span></text:p></text:list-item></text:list></office:annotation></text:span></text:p>
      <text:p text:style-name="Standard">Weitere guifunktion: knöpschle zum schlüssel geneieren für aes, speichern/ aufrufen von schlüssel für rsa.</text:p>
      <text:p text:style-name="Standard">Backend rsa. Funktionsfähig selber geschrieben. Rechenleistungsbedingt, aber nur mit schlüssellängen möglich, die nicht sicher wären. Hierfür externe funktion eingebunden.</text:p>
      <text:p text:style-name="Standard">Mappe:</text:p>
      <text:p text:style-name="Standard">in der Produktschrift werden die einzelnen Algor<text:span text:style-name="T1">i</text:span>thmen <text:span text:style-name="T1">in ihrer Funktionsweise</text:span> erläutert, die Bedeutung der Kryptographie, historisch und heute, dargestellt und die Benutzung des Programmes erklärt.</text:p>
      <text:p text:style-name="Standard">Präsi: in der Präsi wird die Funktionsweise der einzelnen Verschlüsselungen visualisiert erklärt. Ziel dieser Präsi ist es, die grundlegende Funktiosweise ansprechend zu vermitteln.</text:p>
      <text:p text:style-name="Standard">E produkt</text:p>
      <text:p text:style-name="Standard">Bei den Produkten handelt es sich wie schon beschrieben um ein Programm, eine Mappe und eine Präsentation. Die gestellte Zielsetzung verschlüsselung anzuwenden, ist heutzutage nichtmehr ohne Programmierung/ Computernutzung möglich. Die Mappe erläutert das <text:span text:style-name="T1">H</text:span>auptprodukt und deren Funktionswe<text:span text:style-name="T1">i</text:span>sen. Die Präsi war ursprünglich nicht geplant, jedoch stellten wir fest, dass es sich um derartig unverständliche Materie handelt, dass diese ohne visualisierung nur schwer zu verstehen ist.<office:annotation><dc:creator>Unbekannter Autor</dc:creator><dc:date>2015-05-07T11:30:43.316000000</dc:date><text:list text:continue-numbering="true" text:style-name=""><text:list-item><text:p text:style-name="P4"><text:span text:style-name="T2">Sagen, dass die Präsi orientiert ist an *.swf?</text:span></text:p></text:list-item><text:list-item><text:p text:style-name="P4"><text:span text:style-name="T2"/></text:p></text:list-item></text:list></office:annotation></text:p>
      <text:p text:style-name="Standard">F Anhang</text:p>
      <text:p text:style-name="Standard">1)quellen:(quellen nach thema sortieren)</text:p>
      <text:p text:style-name="Standard">literatur: Simon singh. "geheime Botschaften"(noch weitere daten).</text:p>
      <text:p text:style-name="Standard"><text:tab/>Das andere kryptobuch</text:p>
      <text:p text:style-name="Standard">2)INTERNET(alles freeware=))</text:p>
      <text:p text:style-name="Standard">3)stormrechung+cola+mate+chips <text:span text:style-name="T1">#Like</text:span></text:p>
      <text:list xml:id="list6353374796426194675" text:style-name="L6">
        <text:list-item>
          <text:p text:style-name="P2">sonstiges???</text:p>
        </text:list-item>
      </text:list>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M48S</meta:editing-duration>
    <meta:editing-cycles>41</meta:editing-cycles>
    <meta:generator>LibreOffice/4.3.6.2$Windows_x86 LibreOffice_project/d50a87b2e514536ed401c18000dad4660b6a169e</meta:generator>
    <dc:date>2015-05-07T11:31:32.559000000</dc:date>
    <meta:document-statistic meta:table-count="0" meta:image-count="0" meta:object-count="0" meta:page-count="2" meta:paragraph-count="49" meta:word-count="583" meta:character-count="4567" meta:non-whitespace-character-count="4030"/>
    <meta:user-defined meta:name="Info 1"/>
    <meta:user-defined meta:name="Info 2"/>
    <meta:user-defined meta:name="Info 3"/>
    <meta:user-defined meta:name="Info 4"/>
  </office:meta>
</office:document-meta>
</file>